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083in" fo:margin-left="0in" fo:margin-top="0in" fo:margin-bottom="0in" table:align="left"/>
    </style:style>
    <style:style style:name="Table1.A" style:family="table-column">
      <style:table-column-properties style:column-width="1.5521in"/>
    </style:style>
    <style:style style:name="Table1.B" style:family="table-column">
      <style:table-column-properties style:column-width="2.6458in"/>
    </style:style>
    <style:style style:name="Table1.C" style:family="table-column">
      <style:table-column-properties style:column-width="0.7708in"/>
    </style:style>
    <style:style style:name="Table1.D" style:family="table-column">
      <style:table-column-properties style:column-width="1.2389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2701in" fo:margin-left="0in" fo:margin-top="0in" fo:margin-bottom="0in" table:align="left"/>
    </style:style>
    <style:style style:name="Table2.A" style:family="table-column">
      <style:table-column-properties style:column-width="3.1347in"/>
    </style:style>
    <style:style style:name="Table2.1" style:family="table-row">
      <style:table-row-properties style:min-row-height="0.3056in" fo:keep-together="auto"/>
    </style:style>
    <style:style style:name="Table2.A1" style:family="table-cell">
      <style:table-cell-properties style:vertical-align="" fo:padding="0.0694in" fo:border="1pt solid #000000"/>
    </style:style>
    <style:style style:name="Table2.2" style:family="table-row">
      <style:table-row-properties fo:keep-together="auto"/>
    </style:style>
    <style:style style:name="Table2.3" style:family="table-row">
      <style:table-row-properties fo:keep-together="auto"/>
    </style:style>
    <style:style style:name="Table2.4" style:family="table-row">
      <style:table-row-properties fo:keep-together="auto"/>
    </style:style>
    <style:style style:name="Table2.5" style:family="table-row">
      <style:table-row-properties fo:keep-together="auto"/>
    </style:style>
    <style:style style:name="Table2.6" style:family="table-row">
      <style:table-row-properties fo:keep-together="auto"/>
    </style:style>
    <style:style style:name="Table2.7" style:family="table-row">
      <style:table-row-properties fo:keep-together="auto"/>
    </style:style>
    <style:style style:name="Table2.8" style:family="table-row">
      <style:table-row-properties fo:keep-together="auto"/>
    </style:style>
    <style:style style:name="Table2.9" style:family="table-row">
      <style:table-row-properties fo:keep-together="auto"/>
    </style:style>
    <style:style style:name="P1" style:family="paragraph" style:parent-style-name="Standard">
      <style:paragraph-properties>
        <style:tab-stops>
          <style:tab-stop style:position="0.4638in"/>
          <style:tab-stop style:position="0.4646in"/>
        </style:tab-stops>
      </style:paragraph-properties>
    </style:style>
    <style:style style:name="P2" style:family="paragraph" style:parent-style-name="Standard">
      <style:paragraph-properties>
        <style:tab-stops>
          <style:tab-stop style:position="0.8075in"/>
        </style:tab-stops>
      </style:paragraph-properties>
    </style:style>
    <style:style style:name="P3" style:family="paragraph" style:parent-style-name="Standard">
      <style:paragraph-properties>
        <style:tab-stops>
          <style:tab-stop style:position="0.3193in"/>
        </style:tab-stops>
      </style:paragraph-properties>
    </style:style>
    <style:style style:name="P4" style:family="paragraph" style:parent-style-name="Standard">
      <style:paragraph-properties>
        <style:tab-stops>
          <style:tab-stop style:position="0.8575in"/>
        </style:tab-stops>
      </style:paragraph-properties>
    </style:style>
    <style:style style:name="P5" style:family="paragraph" style:parent-style-name="Standard">
      <style:paragraph-properties>
        <style:tab-stops>
          <style:tab-stop style:position="1.5563in"/>
        </style:tab-stops>
      </style:paragraph-properties>
    </style:style>
    <style:style style:name="P6" style:family="paragraph" style:parent-style-name="Standard">
      <style:paragraph-properties>
        <style:tab-stops>
          <style:tab-stop style:position="0.8126in"/>
        </style:tab-stops>
      </style:paragraph-properties>
    </style:style>
    <style:style style:name="P7" style:family="paragraph" style:parent-style-name="Standard">
      <style:paragraph-properties fo:text-align="center" style:justify-single-word="false">
        <style:tab-stops>
          <style:tab-stop style:position="0.8126in"/>
        </style:tab-stops>
      </style:paragraph-properties>
    </style:style>
    <style:style style:name="P8" style:family="paragraph" style:parent-style-name="Standard">
      <style:paragraph-properties>
        <style:tab-stops>
          <style:tab-stop style:position="0.5618in"/>
          <style:tab-stop style:position="0.5626in"/>
        </style:tab-stops>
      </style:paragraph-properties>
    </style:style>
    <style:style style:name="P9" style:family="paragraph" style:parent-style-name="Standard">
      <style:paragraph-properties>
        <style:tab-stops>
          <style:tab-stop style:position="1.6035in"/>
        </style:tab-stops>
      </style:paragraph-properties>
    </style:style>
    <style:style style:name="P10" style:family="paragraph" style:parent-style-name="Standard">
      <style:paragraph-properties>
        <style:tab-stops>
          <style:tab-stop style:position="0.8118in"/>
          <style:tab-stop style:position="0.8126in"/>
        </style:tab-stops>
      </style:paragraph-properties>
    </style:style>
    <style:style style:name="P11" style:family="paragraph" style:parent-style-name="Standard">
      <style:paragraph-properties fo:margin-top="0in" fo:margin-bottom="0in" loext:contextual-spacing="false" fo:line-height="100%" fo:text-align="justify" style:justify-single-word="false" fo:orphans="0" fo:widows="0"/>
      <style:text-properties style:font-name="Arial" fo:font-size="12pt" style:font-name-asian="Arial1" style:font-size-asian="12pt" style:font-name-complex="Arial1" style:font-size-complex="12pt"/>
    </style:style>
    <style:style style:name="P12" style:family="paragraph" style:parent-style-name="Standard">
      <style:paragraph-properties fo:margin-top="0in" fo:margin-bottom="0in" loext:contextual-spacing="false" fo:line-height="100%" fo:text-align="justify" style:justify-single-word="false" fo:orphans="0" fo:widows="0">
        <style:tab-stops>
          <style:tab-stop style:position="1.5563in"/>
        </style:tab-stops>
      </style:paragraph-properties>
      <style:text-properties style:font-name="Arial" fo:font-size="12pt" style:font-name-asian="Arial1" style:font-size-asian="12pt" style:font-name-complex="Arial1" style:font-size-complex="12pt"/>
    </style:style>
    <style:style style:name="P13" style:family="paragraph" style:parent-style-name="Standard" style:list-style-name="WWNum4">
      <loext:graphic-properties draw:fill="solid" draw:fill-color="#ffffff"/>
      <style:paragraph-properties fo:margin-left="0.5in" fo:margin-right="0in" fo:margin-top="0in" fo:margin-bottom="0in" loext:contextual-spacing="false" fo:line-height="100%" fo:text-align="justify" style:justify-single-word="false" fo:text-indent="-0.25in" style:auto-text-indent="false" fo:background-color="#ffffff" fo:padding="0in" fo:border="none"/>
    </style:style>
    <style:style style:name="P14" style:family="paragraph" style:parent-style-name="Standard">
      <loext:graphic-properties draw:fill="solid" draw:fill-color="#ffffff"/>
      <style:paragraph-properties fo:margin-left="0.5in" fo:margin-right="0in" fo:margin-top="0in" fo:margin-bottom="0in" loext:contextual-spacing="false" fo:line-height="100%" fo:text-align="justify" style:justify-single-word="false" fo:text-indent="0in" style:auto-text-indent="false" fo:background-color="#ffffff" fo:padding="0in" fo:border="none"/>
      <style:text-properties fo:color="#0d0d0d" style:font-name="Arial" fo:font-size="12pt" style:font-name-asian="Arial1" style:font-size-asian="12pt" style:font-name-complex="Arial1" style:font-size-complex="12pt"/>
    </style:style>
    <style:style style:name="P15" style:family="paragraph" style:parent-style-name="Standard" style:list-style-name="WWNum4">
      <loext:graphic-properties draw:fill="solid" draw:fill-color="#ffffff"/>
      <style:paragraph-properties fo:margin-left="1in" fo:margin-right="0in" fo:margin-top="0in" fo:margin-bottom="0in" loext:contextual-spacing="false" fo:line-height="100%" fo:text-align="justify" style:justify-single-word="false" fo:text-indent="-0.25in" style:auto-text-indent="false" fo:background-color="#ffffff" fo:padding="0in" fo:border="none"/>
    </style:style>
    <style:style style:name="P16" style:family="paragraph" style:parent-style-name="Standard" style:list-style-name="WWNum1">
      <style:paragraph-properties fo:margin-left="1in" fo:margin-right="0in" fo:text-indent="-0.25in" style:auto-text-indent="false">
        <style:tab-stops>
          <style:tab-stop style:position="0.3193in"/>
        </style:tab-stops>
      </style:paragraph-properties>
    </style:style>
    <style:style style:name="P17" style:family="paragraph" style:parent-style-name="Standard" style:list-style-name="WWNum3">
      <style:paragraph-properties fo:margin-left="1in" fo:margin-right="0in" fo:text-indent="-0.25in" style:auto-text-indent="false">
        <style:tab-stops>
          <style:tab-stop style:position="0.8575in"/>
        </style:tab-stops>
      </style:paragraph-properties>
    </style:style>
    <style:style style:name="P18" style:family="paragraph" style:parent-style-name="Standard" style:list-style-name="WWNum2">
      <style:paragraph-properties fo:margin-left="1in" fo:margin-right="0in" fo:text-indent="-0.25in" style:auto-text-indent="false">
        <style:tab-stops>
          <style:tab-stop style:position="1.5563in"/>
        </style:tab-stops>
      </style:paragraph-properties>
    </style:style>
    <style:style style:name="P19" style:family="paragraph" style:parent-style-name="Standard">
      <loext:graphic-properties draw:fill="solid" draw:fill-color="#ffffff"/>
      <style:paragraph-properties fo:margin-top="0.2083in" fo:margin-bottom="0in" loext:contextual-spacing="false" fo:line-height="100%" fo:text-align="justify" style:justify-single-word="false" fo:background-color="#ffffff" fo:padding="0in" fo:border="none"/>
      <style:text-properties style:font-name="Arial" fo:font-size="9pt" style:font-name-asian="Arial1" style:font-size-asian="9pt" style:font-name-complex="Arial1" style:font-size-complex="9pt"/>
    </style:style>
    <style:style style:name="P20"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style:style>
    <style:style style:name="P21" style:family="paragraph" style:parent-style-name="Standard">
      <style:paragraph-properties fo:margin-left="0in" fo:margin-right="0in" fo:margin-top="0in" fo:margin-bottom="0in" loext:contextual-spacing="false" fo:line-height="100%" fo:orphans="0" fo:widows="0" fo:text-indent="0in" style:auto-text-indent="false"/>
    </style:style>
    <style:style style:name="P22"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style:text-properties style:font-name="Arial" fo:font-size="12pt" style:font-name-asian="Arial1" style:font-size-asian="12pt" style:font-name-complex="Arial1" style:font-size-complex="12pt"/>
    </style:style>
    <style:style style:name="P23" style:family="paragraph" style:parent-style-name="Standard">
      <style:paragraph-properties fo:margin-left="0in" fo:margin-right="0.0819in" fo:margin-top="0in" fo:margin-bottom="0in" loext:contextual-spacing="false" fo:line-height="100%" fo:text-align="justify" style:justify-single-word="false" fo:orphans="0" fo:widows="0" fo:text-indent="0.5902in" style:auto-text-indent="false">
        <style:tab-stops>
          <style:tab-stop style:position="0.8126in"/>
        </style:tab-stops>
      </style:paragraph-properties>
      <style:text-properties style:font-name="Arial" fo:font-size="12pt" style:font-name-asian="Arial1" style:font-size-asian="12pt" style:font-name-complex="Arial1" style:font-size-complex="12pt"/>
    </style:style>
    <style:style style:name="P24" style:family="paragraph" style:parent-style-name="Standard">
      <style:paragraph-properties fo:margin-left="0in" fo:margin-right="0.0819in" fo:margin-top="0in" fo:margin-bottom="0in" loext:contextual-spacing="false" fo:line-height="100%" fo:text-align="justify" style:justify-single-word="false" fo:orphans="0" fo:widows="0" fo:text-indent="0.5902in" style:auto-text-indent="false">
        <style:tab-stops>
          <style:tab-stop style:position="0.8126in"/>
        </style:tab-stops>
      </style:paragraph-properties>
    </style:style>
    <style:style style:name="P25" style:family="paragraph" style:parent-style-name="Standard">
      <style:paragraph-properties fo:margin-left="0in" fo:margin-right="0.0772in" fo:margin-top="0in" fo:margin-bottom="0in" loext:contextual-spacing="false" fo:line-height="100%" fo:text-align="justify" style:justify-single-word="false" fo:orphans="0" fo:widows="0" fo:text-indent="0in" style:auto-text-indent="false">
        <style:tab-stops>
          <style:tab-stop style:position="0.8575in"/>
        </style:tab-stops>
      </style:paragraph-properties>
    </style:style>
    <style:style style:name="P26" style:family="paragraph" style:parent-style-name="Standard">
      <style:paragraph-properties fo:margin-top="0.0008in" fo:margin-bottom="0in" loext:contextual-spacing="false" fo:line-height="100%" fo:text-align="center" style:justify-single-word="false" fo:orphans="0" fo:widows="0"/>
      <style:text-properties style:font-name="Arial" fo:font-size="12pt" fo:font-weight="bold" style:font-name-asian="Arial1" style:font-size-asian="12pt" style:font-weight-asian="bold" style:font-name-complex="Arial1" style:font-size-complex="12pt"/>
    </style:style>
    <style:style style:name="P27" style:family="paragraph" style:parent-style-name="Standard">
      <style:paragraph-properties fo:margin-top="0.0008in" fo:margin-bottom="0in" loext:contextual-spacing="false" fo:line-height="100%" fo:text-align="center" style:justify-single-word="false" fo:orphans="0" fo:widows="0"/>
      <style:text-properties style:font-name="Arial" fo:font-size="12pt" style:font-name-asian="Arial1" style:font-size-asian="12pt" style:font-name-complex="Arial1" style:font-size-complex="12pt"/>
    </style:style>
    <style:style style:name="P28" style:family="paragraph" style:parent-style-name="Standard">
      <style:paragraph-properties fo:margin-top="0.0008in" fo:margin-bottom="0in" loext:contextual-spacing="false" fo:line-height="100%" fo:text-align="center" style:justify-single-word="false" fo:orphans="0" fo:widows="0"/>
    </style:style>
    <style:style style:name="P29" style:family="paragraph" style:parent-style-name="Standard">
      <style:paragraph-properties fo:margin-top="0.0008in" fo:margin-bottom="0in" loext:contextual-spacing="false" fo:line-height="100%" fo:text-align="center" style:justify-single-word="false" fo:orphans="0" fo:widows="0" fo:break-before="page"/>
    </style:style>
    <style:style style:name="P30" style:family="paragraph" style:parent-style-name="Heading_20_1">
      <style:paragraph-properties fo:margin-left="0in" fo:margin-right="0in" fo:line-height="100%" fo:orphans="0" fo:widows="0" fo:text-indent="0in" style:auto-text-indent="false">
        <style:tab-stops>
          <style:tab-stop style:position="0.4638in"/>
          <style:tab-stop style:position="0.4646in"/>
        </style:tab-stops>
      </style:paragraph-properties>
    </style:style>
    <style:style style:name="P31" style:family="paragraph" style:parent-style-name="Heading_20_1">
      <style:paragraph-properties fo:margin-left="0in" fo:margin-right="0in" fo:line-height="150%" fo:orphans="0" fo:widows="0" fo:text-indent="0in" style:auto-text-indent="false">
        <style:tab-stops>
          <style:tab-stop style:position="0.4638in"/>
          <style:tab-stop style:position="0.4646in"/>
        </style:tab-stops>
      </style:paragraph-properties>
    </style:style>
    <style:style style:name="P32" style:family="paragraph" style:parent-style-name="Title" style:master-page-name="Standard">
      <style:paragraph-properties fo:margin-left="0in" fo:margin-right="0.0689in" fo:margin-top="0.3335in" fo:margin-bottom="0in" loext:contextual-spacing="false" fo:line-height="100%" fo:text-align="center" style:justify-single-word="false" fo:orphans="0" fo:widows="0" fo:text-indent="0.5902in" style:auto-text-indent="false" style:page-number="1"/>
    </style:style>
    <style:style style:name="T1" style:family="text">
      <style:text-properties fo:font-weight="bold" style:font-weight-asian="bold"/>
    </style:style>
    <style:style style:name="T2" style:family="text">
      <style:text-properties fo:color="#0d0d0d" style:font-name="Arial" fo:font-size="12pt" style:font-name-asian="Arial1" style:font-size-asian="12pt" style:font-name-complex="Arial1" style:font-size-complex="12pt"/>
    </style:style>
    <style:style style:name="T3" style:family="text">
      <style:text-properties fo:color="#0d0d0d" style:font-name="Arial" fo:font-size="12pt" style:text-underline-style="none" style:font-name-asian="Arial1" style:font-size-asian="12pt" style:font-name-complex="Arial1" style:font-size-complex="12pt"/>
    </style:style>
    <style:style style:name="T4" style:family="text">
      <style:text-properties fo:color="#0d0d0d"/>
    </style:style>
    <style:style style:name="T5" style:family="text">
      <style:text-properties fo:color="#0d0d0d" style:text-underline-style="none"/>
    </style:style>
    <style:style style:name="T6" style:family="text">
      <style:text-properties style:text-underline-style="none"/>
    </style:style>
    <style:style style:name="T7" style:family="text">
      <style:text-properties style:font-name="Arial" fo:font-size="12pt" fo:font-weight="bold" style:font-name-asian="Arial1" style:font-size-asian="12pt" style:font-weight-asian="bold" style:font-name-complex="Arial1" style:font-size-complex="12pt"/>
    </style:style>
    <style:style style:name="T8" style:family="text">
      <style:text-properties style:font-name="Arial" fo:font-size="12pt" style:font-name-asian="Arial1" style:font-size-asian="12pt" style:font-name-complex="Arial1" style:font-size-complex="12pt"/>
    </style:style>
    <style:style style:name="T9" style:family="text">
      <style:text-properties style:font-name="Arial" fo:font-size="12pt" fo:font-style="italic" style:font-name-asian="Arial1" style:font-size-asian="12pt" style:font-style-asian="italic" style:font-name-complex="Arial1" style:font-size-complex="12pt"/>
    </style:style>
    <style:style style:name="T10" style:family="text">
      <style:text-properties fo:font-size="12pt" fo:font-weight="bold" style:font-size-asian="12pt" style:font-weight-asian="bold" style:font-size-complex="12pt"/>
    </style:style>
    <style:style style:name="T1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bookmark text:name="_heading=h.f4hjvcmo7z8i"/>TERMO DE REFERÊNCIA PARA EDITAL DE CHAMAMENTO PÚBLICO Nº XXX/2024 PARA CONTRATAÇÃO DE SOLUÇÕES DIGITAIS PARA MAPEAMENTO E GESTÃO</text:p>
      <text:p text:style-name="P11"/>
      <text:p text:style-name="P11"/>
      <text:p text:style-name="Standard">A XXXXXXXXXXXXXXX, por intermédio da Unidade de Aquisição, representada pela Comissão de Seleção Pública, designada pela Portaria nº XXXXX, de XX de XXXXXXXX de 202X, comunica aos interessados que realizará procedimento de chamamento público para contratação de empresas visando à prestação de serviços técnicos especializados, a fim de atender as demandas da POLÍTICA NACIONAL ALDIR BLANC (PNAB) e novos termos que futuramente vierem a ser formalizados.</text:p>
      <text:p text:style-name="Standard"/>
      <text:p text:style-name="P30"><text:bookmark text:name="_heading=h.reax5ytp4z2t"/>1 MOTIVAÇÃO - PORQUE QUEREMOS?</text:p>
      <text:p text:style-name="P1"/>
      <text:p text:style-name="Standard"><text:span text:style-name="T1">Cultura digital</text:span></text:p>
      <text:p text:style-name="Standard">A cultura digital é um conceito que se refere à interseção entre cultura e tecnologia digital na sociedade contemporânea. Ela engloba uma ampla gama de fenômenos e atividades relacionados ao uso das Tecnologias da Informação e da Comunicação (TICs) para criar, distribuir, acessar e interagir com conteúdo cultural. Abrange a produção e disseminação de conteúdo online, o desenvolvimento, a transformação de políticas públicas e a criação de novas formas de expressão cultural.</text:p>
      <text:p text:style-name="Standard"/>
      <text:p text:style-name="Standard">É sob essa perspectiva que a Cultura Digital desempenha um papel estratégico na promoção do acesso às políticas culturais e no desenvolvimento sociocultural do país. Entretanto, para que a participação e inclusão na Cultura Digital se tornem uma realidade para todos os brasileiros, é imperativo reestruturar os espaços e dinâmicas de produção de conhecimento e iniciativas relacionadas a esse campo.</text:p>
      <text:p text:style-name="Standard"/>
      <text:p text:style-name="P30"><text:bookmark text:name="_heading=h.uxje15kopjf8"/>2 OBJETO - O QUE QUEREMOS?</text:p>
      <text:p text:style-name="Standard"/>
      <text:p text:style-name="P2">O objeto deste Edital é a contratação de pessoa jurídica pública, privada ou da sociedade civil organizada HABILITADA NA PRESTAÇÃO DE SERVIÇOS TÉCNICOS ESPECIALIZADOS, visando o atendimento às necessidades <text:s/>da <text:span text:style-name="T1">POLÍTICA NACIONAL ALDIR BLANC (PNAB)</text:span> e novos termos que futuramente vierem a ser formalizados, nos seguintes eixos de trabalho:</text:p>
      <text:list xml:id="list851856184" text:style-name="WWNum4">
        <text:list-item>
          <text:p text:style-name="P13"><text:span text:style-name="T2">Contratação de serviços técnicos especializados para <text:s/>provimento, desenvolvimento e/ou implantação de </text:span><text:span text:style-name="T4">soluções digitais </text:span><text:span text:style-name="T2">para mapeamento e gestão cultural, especialmente para operacionalização da Política Nacional Aldir Blanc. Contendo, no mínimo, os que se aplicarem:</text:span></text:p>
        </text:list-item>
      </text:list>
      <text:p text:style-name="P14"/>
      <text:list xml:id="list172934070638708" text:continue-numbering="true" text:style-name="WWNum4">
        <text:list-item>
          <text:list>
            <text:list-item>
              <text:p text:style-name="P15"><text:span text:style-name="T2">Migração de dados;</text:span></text:p>
            </text:list-item>
            <text:list-item>
              <text:p text:style-name="P15"><text:span text:style-name="T4">Instalação, Atualização <text:s/>ou fornecimento do Software como Serviço</text:span><text:span text:style-name="T2">;</text:span></text:p>
            </text:list-item>
            <text:list-item>
              <text:p text:style-name="P15"><text:span text:style-name="T2">Desenvolvimento de software;</text:span></text:p>
            </text:list-item>
            <text:list-item>
              <text:p text:style-name="P15"><text:soft-page-break/><text:span text:style-name="T2">Implantação da solução digital;</text:span></text:p>
            </text:list-item>
            <text:list-item>
              <text:p text:style-name="P15"><text:span text:style-name="T4">Documentação;</text:span></text:p>
            </text:list-item>
            <text:list-item>
              <text:p text:style-name="P15"><text:span text:style-name="T4">Treinamento;</text:span></text:p>
            </text:list-item>
            <text:list-item>
              <text:p text:style-name="P15"><text:span text:style-name="T4">Suporte e Correção de Problemas;</text:span></text:p>
            </text:list-item>
            <text:list-item>
              <text:p text:style-name="P15"><text:span text:style-name="T4"><text:s/>Avaliação de Segurança e Privacidade </text:span></text:p>
            </text:list-item>
          </text:list>
        </text:list-item>
      </text:list>
      <text:p text:style-name="P19"/>
      <text:p text:style-name="P30"><text:bookmark text:name="_heading=h.4ausjnv4dwhx"/>3 CONDIÇÕES DE PARTICIPAÇÃO - DE <office:annotation office:name="__Annotation__40_508856731"><dc:creator>Uirá Porã</dc:creator><dc:date>2024-03-31T01:27:44</dc:date><text:p><text:span text:style-name="T11">Faltaram critérios e requisitos objetivos sobre experiência na area da cultura, conhecimento prévio em soluções digitais para fomento e especificamente conhecimento do mapas culturais;</text:span></text:p></office:annotation>QUEM QUEREMOS<office:annotation-end office:name="__Annotation__40_508856731"/>?</text:p>
      <text:p text:style-name="Standard"/>
      <text:p text:style-name="P3">Poderão participar desta prestação de serviço, PESSOAS JURÍDICAS legalmente constituídas no Brasil, com Classificação Nacional das Atividades Econômicas (CNAE) compatível com os serviços descritos no objeto (item 2) deste chamamento público.</text:p>
      <text:p text:style-name="P3"/>
      <text:p text:style-name="P3">Será dada preferência por entidades que participem das comunidades de software livre, conectados aos valores do desenvolvimento do conceito de software livre, software público e outras formas de direito de propriedade intelectual aberto e que valorizem o interesse público, livre iniciativa, isonomia e bem comum, todos preceitos constitucionais (Art. 1º, Constituição Federal da República, 1988).</text:p>
      <text:p text:style-name="P3"/>
      <text:p text:style-name="P30"><text:bookmark text:name="_heading=h.sm174x86bb80"/>4 CONDIÇÕES PROIBIDAS DE PARTICIPAR - QUEM NÃO QUEREMOS?</text:p>
      <text:p text:style-name="P3"/>
      <text:p text:style-name="P3">Estão proibidas de participar deste chamamento empresas que:</text:p>
      <text:list xml:id="list2404075083" text:style-name="WWNum1">
        <text:list-item>
          <text:p text:style-name="P16">estejam cumprindo as sanções previstas nos incisos III e IV do at. 156 da lei 14.133/21;</text:p>
        </text:list-item>
        <text:list-item>
          <text:p text:style-name="P16">estejam em processo de falência, concordata, dissolução, liquidação, bem como estar suspensa de licitar e/ou declarada inidônea pela XXXXXXXX ou por qualquer órgão da Administração Pública;</text:p>
        </text:list-item>
        <text:list-item>
          <text:p text:style-name="P16">possuam em seu quadro de pessoal empregado (s) com menos de 18 (dezoito) anos em trabalho noturno, perigoso ou insalubre; ou com menos de 16 (dezesseis) anos em qualquer trabalho, salvo na condição de aprendiz, a partir de 14 anos (Inciso XXXIII, art. 7º da Constituição da República Federativa do Brasil de 1.988);</text:p>
        </text:list-item>
        <text:list-item>
          <text:p text:style-name="P16">possuam em seu quadro societário servidor público da ativa, ou dirigente da XXXX ou vinculado ao ente(s) disponibilizador(es) dos recursos financeiros.</text:p>
        </text:list-item>
      </text:list>
      <text:p text:style-name="P3"/>
      <text:p text:style-name="P30"><text:bookmark text:name="_heading=h.9qr3gg5gfal"/>5 DOCUMENTAÇÃO DE HABILITAÇÃO - COMO COMPROVAR QUE PODE PARTICIPAR?</text:p>
      <text:p text:style-name="P4"><text:soft-page-break/></text:p>
      <text:list xml:id="list611136295" text:style-name="WWNum3">
        <text:list-item>
          <text:p text:style-name="P17">Prova de inscrição no Cadastro Nacional de Pessoa Jurídica do Ministério da Fazenda – CNPJ/MF;</text:p>
        </text:list-item>
        <text:list-item>
          <text:p text:style-name="P17">Certidão Negativa de Débito – CND – DE DÉBITOS RELATIVOS ÀS CONTRIBUIÇÕES PREVIDENCIÁRIAS E ÀS DE TERCEIROS fornecida pela Secretaria da Receita Federal do Brasil;</text:p>
        </text:list-item>
        <text:list-item>
          <text:p text:style-name="P17">Certificado de Regularidade de Situação – CRS, relativo ao FGTS, emitido pela Caixa Econômica Federal;</text:p>
        </text:list-item>
        <text:list-item>
          <text:p text:style-name="P17">Certidão Negativa de Débito – CND – DE DÉBITOS RELATIVOS AOS TRIBUTOS FEDERAIS E À DÍVIDA ATIVA DA UNIÃO;</text:p>
        </text:list-item>
        <text:list-item>
          <text:p text:style-name="P17">Prova de regularidade para com a Fazenda Estadual e Municipal do domicílio ou sede da empresa participante, ou outra equivalente, na forma da lei;</text:p>
        </text:list-item>
        <text:list-item>
          <text:p text:style-name="P17">Certidão Negativa de Débitos Trabalhistas.</text:p>
        </text:list-item>
      </text:list>
      <text:p text:style-name="P12"/>
      <text:p text:style-name="P30"><text:bookmark text:name="_heading=h.uorajq77gapw"/>6 <office:annotation office:name="__Annotation__70_508856731"><dc:creator>Uirá Porã</dc:creator><dc:date>2024-03-31T01:30:17</dc:date><text:p><text:span text:style-name="T11">Aqui poderia se mais específico solicitando evidências dos critérios acima: experiência na área da cultura, experiência com softwares livres, experiência com soluções de fomento e com o mapas culturais</text:span></text:p></office:annotation>QUALIFICAÇÃO TÉCNICA - COMO COMPROVAR QUE SABE FAZER?<office:annotation-end office:name="__Annotation__70_508856731"/></text:p>
      <text:p text:style-name="Standard"/>
      <text:list xml:id="list811208266" text:style-name="WWNum2">
        <text:list-item>
          <text:p text:style-name="P18">Apresentação de currículo, portfólio ou material institucional que indique a experiência da Empresa na prestação de serviços técnicos especializados, conforme eixo(s) que esteja apresentando proposta.</text:p>
        </text:list-item>
        <text:list-item>
          <text:p text:style-name="P18">Apresentação de um ou mais atestado (s) de capacidade técnica (ANEXO III) expedido (s) por pessoa jurídica de direito público ou privado, comprovando a experiência apresentada, por eixo.</text:p>
        </text:list-item>
      </text:list>
      <text:p text:style-name="P5">Todos os documentos necessários à habilitação deverão ser apresentados em meio eletrônico, formato PDF, sendo que a fundação poderá, a seu critério, solicitar a apresentação de originais a fim de esclarecer ou confirmar informações que julgar necessárias.</text:p>
      <text:p text:style-name="P6"/>
      <text:p text:style-name="P30"><text:bookmark text:name="_heading=h.w9y5uhxkm6py"/>7 <office:annotation office:name="__Annotation__86_508856731"><dc:creator>Uirá Porã</dc:creator><dc:date>2024-03-31T01:25:52</dc:date><text:p><text:span text:style-name="T11">@sircorujo@gmail.com</text:span></text:p></office:annotation><office:annotation office:name="__Annotation__84_508856731"><dc:creator>Uirá Porã</dc:creator><dc:date>2024-03-31T01:25:38</dc:date><text:p><text:span text:style-name="T11">Critérios precisam ser revistos para refletir as necessidades do projeto</text:span></text:p></office:annotation>CRITÉRIOS DE AVAL.IAÇÃO TÉCNICA E FINANCEIRA - O QUE SERÁ AVALIADO?<office:annotation-end office:name="__Annotation__84_508856731"/><office:annotation-end office:name="__Annotation__86_508856731"/></text:p>
      <text:p text:style-name="P6"/>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0"><text:span text:style-name="T7">CRITÉRIO</text:span></text:p>
          </table:table-cell>
          <table:table-cell table:style-name="Table1.A1" office:value-type="string">
            <text:p text:style-name="P20"><text:span text:style-name="T7">DESCRIÇÃO</text:span></text:p>
          </table:table-cell>
          <table:table-cell table:style-name="Table1.A1" office:value-type="string">
            <text:p text:style-name="P20"><text:span text:style-name="T7">PESO</text:span></text:p>
          </table:table-cell>
          <table:table-cell table:style-name="Table1.A1" office:value-type="string">
            <text:p text:style-name="P20"><text:span text:style-name="T7">PONTUAÇÃO MÁXIMA</text:span></text:p>
          </table:table-cell>
        </table:table-row>
        <table:table-row table:style-name="Table1.1">
          <table:table-cell table:style-name="Table1.A1" office:value-type="string">
            <text:p text:style-name="P20"><text:span text:style-name="T8">EXPERIÊNCIA NO DESENVOLVIMENTO DE SOFTWARE (E)</text:span></text:p>
          </table:table-cell>
          <table:table-cell table:style-name="Table1.A1" office:value-type="string">
            <text:p text:style-name="P20"><text:span text:style-name="T8">Esse é o critério que avalia a capacidade da empresa em atender ao objeto da contratação<text:line-break/></text:span></text:p>
            <text:p text:style-name="P20"><text:span text:style-name="T8">1 </text:span>p<text:span text:style-name="T8">onto por atestado de Capacidade Técnica apresentado</text:span></text:p>
          </table:table-cell>
          <table:table-cell table:style-name="Table1.A1" office:value-type="string">
            <text:p text:style-name="P20"><text:span text:style-name="T8">2</text:span></text:p>
          </table:table-cell>
          <table:table-cell table:style-name="Table1.A1" office:value-type="string">
            <text:p text:style-name="P20"><text:span text:style-name="T8">5</text:span></text:p>
          </table:table-cell>
        </table:table-row>
        <table:table-row table:style-name="Table1.1">
          <table:table-cell table:style-name="Table1.A1" office:value-type="string">
            <text:p text:style-name="P20"><text:span text:style-name="T8">ATUAÇÃO EM REDE (R)</text:span></text:p>
          </table:table-cell>
          <table:table-cell table:style-name="Table1.A1" office:value-type="string">
            <text:p text:style-name="P20"><text:span text:style-name="T8">Esse é o critério que avalia a capacidade da empresa em atuar em rede dentro das comunidades brasileiras e latinoamericanas de software livre, governo eletrônico e gestão cultural<text:line-break/></text:span></text:p>
            <text:p text:style-name="P20"><text:span text:style-name="T8">1 </text:span>p<text:span text:style-name="T8">onto para proposta que apresentar evidência de participação em comunidade de software livre, atuação ativa em repositório de software livre, fórum nacional de desenvolvimento de soluções para gestão cultural</text:span></text:p>
            <text:p text:style-name="P22"/>
          </table:table-cell>
          <table:table-cell table:style-name="Table1.A1" office:value-type="string">
            <text:p text:style-name="P20"><text:span text:style-name="T8">1</text:span></text:p>
          </table:table-cell>
          <table:table-cell table:style-name="Table1.A1" office:value-type="string">
            <text:p text:style-name="P20"><text:span text:style-name="T8">1</text:span></text:p>
          </table:table-cell>
        </table:table-row>
        <table:table-row table:style-name="Table1.1">
          <table:table-cell table:style-name="Table1.A1" office:value-type="string">
            <text:p text:style-name="P20"><text:span text:style-name="T8">INOVAÇÃO (I)</text:span></text:p>
          </table:table-cell>
          <table:table-cell table:style-name="Table1.A1" office:value-type="string">
            <text:p text:style-name="P20"><text:span text:style-name="T8">Esse é o critério que avalia a capacidade da empresa em utilizar tecnologias emergentes para atender ao objeto do serviço, comprovado pela descrição na proposta de ao menos uma tecnologia emergente utilizada.<text:line-break/></text:span></text:p>
            <text:p text:style-name="P20"><text:span text:style-name="T8">1 </text:span>p<text:span text:style-name="T8">onto para proposta que apresentar ao menos uma tecnologia emergente utilizada</text:span></text:p>
          </table:table-cell>
          <table:table-cell table:style-name="Table1.A1" office:value-type="string">
            <text:p text:style-name="P20"><text:span text:style-name="T8">1</text:span></text:p>
          </table:table-cell>
          <table:table-cell table:style-name="Table1.A1" office:value-type="string">
            <text:p text:style-name="P20"><text:span text:style-name="T8">1</text:span></text:p>
          </table:table-cell>
        </table:table-row>
        <table:table-row table:style-name="Table1.1">
          <table:table-cell table:style-name="Table1.A1" office:value-type="string">
            <text:p text:style-name="P20"><text:span text:style-name="T8">VANTAJOSIDADE (V)</text:span></text:p>
          </table:table-cell>
          <table:table-cell table:style-name="Table1.A1" office:value-type="string">
            <text:p text:style-name="P20"><text:span text:style-name="T8">Esse é o critério que avalia a vantajosidade da proposta em relação à capacidade máxima de pagamento do projeto<text:line-break/></text:span></text:p>
            <text:p text:style-name="P20"><text:span text:style-name="T8">1 </text:span>p<text:span text:style-name="T8">onto para proposta que apresentar até 5% de desconto em relação ao valor máximo de cada eixo.<text:line-break/></text:span></text:p>
            <text:p text:style-name="P20"><text:span text:style-name="T8">2 </text:span>p<text:span text:style-name="T8">ontos para proposta que apresentar de 5,1% até 10% de desconto em relação ao valor máximo de cada eixo.<text:line-break/></text:span></text:p>
            <text:p text:style-name="P20"><text:span text:style-name="T8">3 </text:span>p<text:span text:style-name="T8">ontos para proposta que apresentar 10,1% ou mais de desconto em relação ao valor máximo de cada eixo.</text:span></text:p>
          </table:table-cell>
          <table:table-cell table:style-name="Table1.A1" office:value-type="string">
            <text:p text:style-name="P20"><text:span text:style-name="T8">5</text:span></text:p>
          </table:table-cell>
          <table:table-cell table:style-name="Table1.A1" office:value-type="string">
            <text:p text:style-name="P20"><text:span text:style-name="T8">3</text:span></text:p>
          </table:table-cell>
        </table:table-row>
      </table:table>
      <text:p text:style-name="P23"><text:soft-page-break/></text:p>
      <text:p text:style-name="P24"><text:span text:style-name="T8">A Nota Final (NF) de cada empresa será calculada por NF = 2*(E) + 3*(R) + 1*(I) + 5*(V)</text:span></text:p>
      <text:p text:style-name="P23"/>
      <text:p text:style-name="P24"><text:span text:style-name="T8">Em caso de empate a empresa com maior nota no quesito de experiência (E) será selecionada.</text:span></text:p>
      <text:p text:style-name="P23"/>
      <text:p text:style-name="P24"><text:span text:style-name="T8">Persistindo o empate a empresa com maior nota no quesito vantajosidade (I) será selecionada.</text:span></text:p>
      <text:p text:style-name="P23"/>
      <text:p text:style-name="P24"><text:span text:style-name="T8">Persistindo o empate a empresa com maior nota no quesito rede (R) será selecionada.</text:span></text:p>
      <text:p text:style-name="P23"/>
      <text:p text:style-name="P24"><text:span text:style-name="T8">Persistindo o empate a empresa com maior nota em inovação (I) será selecionada.</text:span></text:p>
      <text:p text:style-name="P23"/>
      <text:p text:style-name="P6">Persistindo o empate a empresa com maior tempo de existência será selecionada.</text:p>
      <text:p text:style-name="P6"/>
      <text:p text:style-name="P30"><text:bookmark text:name="_heading=h.8ukp025a29wf"/>8 VALOR MÁXIMO POR EIXO DE SERVIÇO - QUANTO PODEMOS PAGAR?</text:p>
      <text:p text:style-name="P6"/>
      <text:p text:style-name="P6">O valor máximo para o objeto apresentado no item 2 do presente edital é de:</text:p>
      <text:p text:style-name="P6"/>
      <text:p text:style-name="P7"><text:span text:style-name="T1">R$XXXXXX,XX (XXXX reais (valor escrito por extenso))</text:span></text:p>
      <text:p text:style-name="P30"><text:bookmark text:name="_heading=h.j6pvwost6744"/>9 ENTREGA DA DOCUMENTAÇÃO - COMO PARTICIPAR?</text:p>
      <text:p text:style-name="P8"/>
      <text:p text:style-name="P4"><office:annotation office:name="__Annotation__190_508856731"><dc:creator>Uirá Porã</dc:creator><dc:date>2024-03-31T01:31:02</dc:date><text:p><text:span text:style-name="T11">Isso precisa ser refeito, esse edital será realizado na plataforma mapas</text:span></text:p></office:annotation>LOCAL: os documentos de habilitação deverão ser enviados pelo e- mail: credenciamento@xxxxxx.xxx.br<office:annotation-end office:name="__Annotation__190_508856731"/></text:p>
      <text:p text:style-name="Standard"><text:soft-page-break/></text:p>
      <text:p text:style-name="P4"><office:annotation office:name="__Annotation__194_508856731"><dc:creator>Uirá Porã</dc:creator><dc:date>2024-03-31T01:31:19</dc:date><text:p><text:span text:style-name="T11">O mapas permite outros formatos</text:span></text:p></office:annotation>FORMA: os documentos de habilitação deverão estar em formato PDF e perfeitamente legíveis.<office:annotation-end office:name="__Annotation__194_508856731"/></text:p>
      <text:p text:style-name="Standard"/>
      <text:p text:style-name="P4"><office:annotation office:name="__Annotation__198_508856731"><dc:creator>Uirá Porã</dc:creator><dc:date>2024-03-31T01:31:29</dc:date><text:p><text:span text:style-name="T11">corrigir</text:span></text:p></office:annotation>TÍTULO DO EMAIL: deverá constar a expressão “Prestação de SERVIÇO TÉCNICO ESPECIALIZADO<office:annotation-end office:name="__Annotation__198_508856731"/>.</text:p>
      <text:p text:style-name="P4"/>
      <text:p text:style-name="P31"><text:bookmark text:name="_heading=h.at197hw1p61u"/>10 CRONOGRAMA DE AVALIAÇÃO DAS PROPOSTAS - QUANTO TEMPO DEMORA PARA PARTICIPAR?</text:p>
      <text:p text:style-name="P4"/>
      <table:table table:name="Table2" table:style-name="Table2">
        <table:table-column table:style-name="Table2.A" table:number-columns-repeated="2"/>
        <table:table-row table:style-name="Table2.1">
          <table:table-cell table:style-name="Table2.A1" office:value-type="string">
            <text:p text:style-name="P21"><text:span text:style-name="T10">ETAPA</text:span></text:p>
          </table:table-cell>
          <table:table-cell table:style-name="Table2.A1" office:value-type="string">
            <text:p text:style-name="P21"><text:span text:style-name="T10">PRAZO PREVISTO</text:span></text:p>
          </table:table-cell>
        </table:table-row>
        <table:table-row table:style-name="Table2.2">
          <table:table-cell table:style-name="Table2.A1" office:value-type="string">
            <text:p text:style-name="P25">Entrega das propostas</text:p>
          </table:table-cell>
          <table:table-cell table:style-name="Table2.A1" office:value-type="string">
            <text:p text:style-name="P21"><text:span text:style-name="T8">XX/XX/202X</text:span></text:p>
          </table:table-cell>
        </table:table-row>
        <table:table-row table:style-name="Table2.3">
          <table:table-cell table:style-name="Table2.A1" office:value-type="string">
            <text:p text:style-name="P21">Protocolo de recebimento da proposta</text:p>
          </table:table-cell>
          <table:table-cell table:style-name="Table2.A1" office:value-type="string">
            <text:p text:style-name="P21"><text:span text:style-name="T8">XX/XX/202X</text:span></text:p>
          </table:table-cell>
        </table:table-row>
        <table:table-row table:style-name="Table2.4">
          <table:table-cell table:style-name="Table2.A1" office:value-type="string">
            <text:p text:style-name="P21">Avaliação da documentação de habilitação jurídica</text:p>
          </table:table-cell>
          <table:table-cell table:style-name="Table2.A1" office:value-type="string">
            <text:p text:style-name="P21"><text:span text:style-name="T8">XX/XX/202X</text:span></text:p>
          </table:table-cell>
        </table:table-row>
        <table:table-row table:style-name="Table2.5">
          <table:table-cell table:style-name="Table2.A1" office:value-type="string">
            <text:p text:style-name="P21">Publicação da lista de Empresas Habilitadas Juridicamente</text:p>
          </table:table-cell>
          <table:table-cell table:style-name="Table2.A1" office:value-type="string">
            <text:p text:style-name="P21"><text:span text:style-name="T8">XX/XX/202X</text:span></text:p>
          </table:table-cell>
        </table:table-row>
        <table:table-row table:style-name="Table2.6">
          <table:table-cell table:style-name="Table2.A1" office:value-type="string">
            <text:p text:style-name="P21">Avaliação da documentação de qualificação técnica</text:p>
          </table:table-cell>
          <table:table-cell table:style-name="Table2.A1" office:value-type="string">
            <text:p text:style-name="P21"><text:span text:style-name="T8">XX/XX/202X</text:span></text:p>
          </table:table-cell>
        </table:table-row>
        <table:table-row table:style-name="Table2.7">
          <table:table-cell table:style-name="Table2.A1" office:value-type="string">
            <text:p text:style-name="P21">Publicação da lista de empresas por ordem de nota final de qualificação técnica</text:p>
          </table:table-cell>
          <table:table-cell table:style-name="Table2.A1" office:value-type="string">
            <text:p text:style-name="P21"><text:span text:style-name="T8">XX/XX/202X</text:span></text:p>
          </table:table-cell>
        </table:table-row>
        <table:table-row table:style-name="Table2.8">
          <table:table-cell table:style-name="Table2.A1" office:value-type="string">
            <text:p text:style-name="P21">Prazo para recurso</text:p>
          </table:table-cell>
          <table:table-cell table:style-name="Table2.A1" office:value-type="string">
            <text:p text:style-name="P21"><text:span text:style-name="T8">XX/XX/202X</text:span></text:p>
          </table:table-cell>
        </table:table-row>
        <table:table-row table:style-name="Table2.9">
          <table:table-cell table:style-name="Table2.A1" office:value-type="string">
            <text:p text:style-name="P21">Publicação da empresa vencedora</text:p>
          </table:table-cell>
          <table:table-cell table:style-name="Table2.A1" office:value-type="string">
            <text:p text:style-name="P21"><text:span text:style-name="T8">XX/XX/202X</text:span></text:p>
          </table:table-cell>
        </table:table-row>
      </table:table>
      <text:p text:style-name="P4"/>
      <text:p text:style-name="P30"><text:bookmark text:name="_heading=h.pnejskqraxfa"/>11 EMPRESAS SELECIONADAS - O QUE FAZER DE DEPOIS DE APROVADA?</text:p>
      <text:p text:style-name="Standard"/>
      <text:p text:style-name="P4">As empresas selecionadas deverão firmar contrato com a XXXXXX, conforme modelo constante do Anexo I.</text:p>
      <text:p text:style-name="Standard"/>
      <text:p text:style-name="P5"><text:soft-page-break/>A vigência do Contrato de que trata este item será de 24 (vinte e quatro) meses.</text:p>
      <text:p text:style-name="P5"/>
      <text:p text:style-name="P5">O prazo estipulado no item 7.1.1 poderá ser prorrogado, considerando o limite de vigência da POLÍTICA NACIONAL ALDIR BLANC (PNAB) e novos termos que futuramente vierem a ser formalizados.</text:p>
      <text:p text:style-name="P5"/>
      <text:p text:style-name="P5">A realização dos serviços será feita mediante emissão de Ordem de Serviço para a empresa vencedora, segundo demanda do cronograma do projeto.</text:p>
      <text:p text:style-name="P5"/>
      <text:p text:style-name="P30"><text:bookmark text:name="_heading=h.qob0oi50n7e9"/>12 SOLICITAÇÃO DE SERVIÇO - COMO VAMOS PEDIR?</text:p>
      <text:p text:style-name="P5"/>
      <text:p text:style-name="P5">A execução do objeto para cada um dos eixos de serviço será solicitada gradativamente, segundo o cronograma do projeto e ao longo da vigência do contrato de prestação de serviço.</text:p>
      <text:p text:style-name="P5"/>
      <text:p text:style-name="P5">A empresa vencedora será solicitada a prestar os serviços de cada eixo por meio de Ordem de Serviço (Anexo II). </text:p>
      <text:p text:style-name="P5"/>
      <text:p text:style-name="P30"><text:bookmark text:name="_heading=h.7alb736hgq35"/>13 PENALIDADES E DAS MULTAS - E SE NÃO FIZER DIREITO?</text:p>
      <text:p text:style-name="Standard"/>
      <text:p text:style-name="P6">O descumprimento total ou parcial de qualquer das obrigações ora estabelecidas sujeitará a LICITANTE às sanções previstas na Lei nº 14.133/2021, garantida prévia e ampla defesa em Processo Administrativo.</text:p>
      <text:p text:style-name="Standard"/>
      <text:p text:style-name="P9">O não cumprimento, pela LICITANTE, das obrigações assumidas no CONTRATO, em consonância com o Processo de Contratação nº XXX/2024, importará na aplicação, por parte da CONTRATANTE, discricionariamente, as seguintes penas:</text:p>
      <text:p text:style-name="Standard"/>
      <text:p text:style-name="P6">Advertência, por escrito, sempre que ocorrerem pequenas irregularidades, para as quais haja concorrido.</text:p>
      <text:p text:style-name="Standard"/>
      <text:p text:style-name="P6">Multa de 10% (dez por cento) sobre o valor global do Instrumento de Contrato, devidamente atualizado, independente de rescisão unilateral e demais sanções previstas em lei, na hipótese de inadimplemento ou inexecução total dos serviços.</text:p>
      <text:p text:style-name="Standard"><text:soft-page-break/></text:p>
      <text:p text:style-name="P6">Multa de 2% (dois por cento) sobre o valor global do Instrumento de Contrato, devidamente atualizado, pelo descumprimento de Cláusula Contratual ou Norma de Legislação pertinente, sem prejuízo da Responsabilidade Civil e perdas das garantias contratuais, em se verificando a hipótese de inexecução parcial dos serviços.</text:p>
      <text:p text:style-name="Standard"/>
      <text:p text:style-name="P6">Multa de 10% (dez por cento) a.m. sobre o valor global do Instrumento de Contrato, devidamente atualizado, no caso de atraso na execução do objeto do Instrumento, execução imperfeita ou em desacordo com as especificações, por culpa “lato sensu” da LICITANTE.</text:p>
      <text:p text:style-name="Standard"/>
      <text:p text:style-name="P6">Suspensão temporária ou impedimento de contratar com as Instituições vinculadas ao presente Instrumento de Contrato por um prazo não superior a 02 (dois) anos.</text:p>
      <text:p text:style-name="Standard"/>
      <text:p text:style-name="P10">Comunicação, para todos os efeitos, aos Órgãos Públicos Federais, Estaduais, Municipais e Distritais, da Administração Pública Direta e Indireta, da infração contratual cometida pela contratada.</text:p>
      <text:p text:style-name="Standard"/>
      <text:p text:style-name="P5">As importâncias relativas às multas, a critério da XXXXXX, poderão ser descontadas dos pagamentos a serem efetuados à LICITANTE, podendo, entretanto, conforme o caso, processar-se através de cobrança judicial.</text:p>
      <text:p text:style-name="Standard"/>
      <text:p text:style-name="P5">As penalidades serão aplicadas sem prejuízo das demais sanções cabíveis, sejam estas de natureza administrativas, civis e/ou penais, previstas nas legislações pertinentes ao fato.</text:p>
      <text:p text:style-name="Standard"/>
      <text:p text:style-name="P5">As penalidades serão obrigatoriamente registradas no Diário Oficial e no site oficial da XXXXXXX, no caso de suspensão de contratar com a administração pública.</text:p>
      <text:p text:style-name="Standard"/>
      <text:p text:style-name="P30"><text:bookmark text:name="_heading=h.u6227hwjftku"/>14 DISPOSIÇÕES GERAIS - O QUE MAIS PRECISA SABER?</text:p>
      <text:p text:style-name="Standard"/>
      <text:p text:style-name="P4">O presente chamamento público poderá vir a ser revogado, no todo ou em parte, por razões de interesse público, derivado de fato superveniente devidamente comprovado, ou anulado no todo ou em parte por ilegalidade, de ofício ou por provocação de terceiros, mediante ato escrito e fundamentado disponibilizado para conhecimento dos participantes dos documentos de inscrição e/ou da divulgação do resultado do julgamento;</text:p>
      <text:p text:style-name="Standard"/>
      <text:p text:style-name="P4">Quaisquer esclarecimentos referentes ao edital poderão ser obtidos por meio da Comissão de Seleção Pública, localizada na Rua XXXXXX, nº XXX, Bairro XXXX, XXXXX/XX – CEP: XXXXX-XXX, e-mail: credenciamento@XXXXXX.XXX.br.</text:p>
      <text:p text:style-name="P4">A celebração do contrato não acarretará qualquer vínculo empregatício entre a XXXXXXXX e pessoas físicas mobilizadas pela LICITANTE.</text:p>
      <text:p text:style-name="P4"><text:soft-page-break/></text:p>
      <text:p text:style-name="P4">Em caso de rescisão do Contrato, a XXXXXX convocará as entidades que compõem o cadastro de reserva, obedecida a ordem de classificação, para assinatura de novo contrato.</text:p>
      <text:p text:style-name="Standard"/>
      <text:p text:style-name="Standard">XXXXXX, XX de XXXXX de 202X</text:p>
      <text:p text:style-name="Standard"/>
      <text:p text:style-name="Standard"/>
      <text:p text:style-name="P26"/>
      <text:p text:style-name="P29"><text:span text:style-name="T7">ANEXO I - MINUTA DE CONTRATO DE PRESTAÇÃO DE SERVIÇO</text:span></text:p>
      <text:p text:style-name="P26"/>
      <text:p text:style-name="P26"/>
      <text:p text:style-name="P28"><text:span text:style-name="T9">[MINUTA PADRÃO DA ORGANIZAÇÃO QUE EXECUTARÁ O INSTRUMENTO DE CONTRATAÇÃO]</text:span></text:p>
      <text:p text:style-name="P26"/>
      <text:p text:style-name="P26"/>
      <text:p text:style-name="P26"/>
      <text:p text:style-name="P28"><text:span text:style-name="T7">ANEXO II - MODELO DE ORDEM DE SERVIÇO</text:span></text:p>
      <text:p text:style-name="P26"/>
      <text:p text:style-name="P26"/>
      <text:p text:style-name="P28"><text:span text:style-name="T9">[MODELO PADRÃO DA ORGANIZAÇÃO QUE EXECUTARÁ O INSTRUMENTO DE CONTRATAÇÃO]</text:span></text:p>
      <text:p text:style-name="P26"/>
      <text:p text:style-name="P26"/>
      <text:p text:style-name="P28"><text:span text:style-name="T7">ANEXO III - MODELO DE ATESTADO DE CAPACIDADE TÉCNICA</text:span></text:p>
      <text:p text:style-name="P26"/>
      <text:p text:style-name="P27"/>
      <text:p text:style-name="P28"><text:span text:style-name="T9">[MODELO PADRÃO DA ORGANIZAÇÃO QUE EXECUTARÁ O INSTRUMENTO DE CONTRATAÇÃ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none" fo:country="none" style:letter-kerning="false" style:font-name-asian="Arial1"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none" fo:country="none" style:letter-kerning="false" style:font-name-asian="Arial1"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line-height="150%" fo:text-align="justify" style:justify-single-word="false" fo:text-indent="0.5902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keep-together="always" fo:break-before="auto" fo:break-after="auto" fo:keep-with-next="always"/>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keep-together="always" fo:break-before="auto" fo:break-after="auto" fo:keep-with-next="always"/>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keep-together="always" fo:break-before="auto" fo:break-after="auto" fo:keep-with-next="always"/>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12pt" fo:font-style="italic" style:font-name-asian="Georgia1" style:font-family-asian="Georgia" style:font-family-generic-asian="system" style:font-pitch-asian="variable" style:font-size-asian="12pt" style:font-style-asian="italic" style:font-name-complex="Georgia1" style:font-family-complex="Georgia" style:font-family-generic-complex="system" style:font-pitch-complex="variable" style:font-size-complex="12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Arial" fo:font-family="Arial" style:font-family-generic="roman" style:font-pitch="variable" fo:font-size="12pt" style:text-underline-style="none"/>
    </style:style>
    <style:style style:name="ListLabel_20_29" style:display-name="ListLabel 29" style:family="text">
      <style:text-properties style:font-name="Arial" fo:font-family="Arial" style:font-family-generic="roman" style:font-pitch="variable" fo:font-size="12pt"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4" text:style-name="ListLabel_20_4"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5" text:style-name="ListLabel_20_5"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6" text:style-name="ListLabel_20_6" style:num-prefix="("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7" text:style-name="ListLabel_20_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8" text:style-name="ListLabel_20_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9" text:style-name="ListLabel_20_9" style:num-suffix="." style:num-format="1">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1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3" text:style-name="ListLabel_20_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4" text:style-name="ListLabel_20_13"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5" text:style-name="ListLabel_20_14"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6" text:style-name="ListLabel_20_15" style:num-prefix="("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7" text:style-name="ListLabel_20_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8" text:style-name="ListLabel_20_1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9" text:style-name="ListLabel_20_18" style:num-suffix="." style:num-format="1">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2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3" text:style-name="ListLabel_20_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4" text:style-name="ListLabel_20_22"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5" text:style-name="ListLabel_20_23"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6" text:style-name="ListLabel_20_24" style:num-prefix="("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7" text:style-name="ListLabel_20_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8" text:style-name="ListLabel_20_2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9" text:style-name="ListLabel_20_27" style:num-suffix="." style:num-format="1">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0"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31" style:num-prefix="("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prefix="("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33" style:num-prefix="("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34"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36"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0" meta:object-count="0" meta:page-count="9" meta:paragraph-count="128" meta:word-count="1961" meta:character-count="12939" meta:non-whitespace-character-count="11108"/>
    <meta:generator>LibreOfficeDev/6.0.5.2$Linux_X86_64 LibreOffice_project/</meta:generator>
  </office:meta>
</office:document-meta>
</file>